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style:text-position="super 58%"/>
    </style:style>
    <style:style style:name="T2" style:family="text">
      <style:text-properties fo:color="#1d2026" style:text-outline="false" style:font-name="Times New Roman" fo:font-size="12pt" fo:letter-spacing="normal" style:letter-kerning="false" style:font-name-asian="Times-Roman" style:font-size-asian="12pt" style:font-name-complex="Times-Roman" style:font-size-complex="1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nes, 25<text:span text:style-name="T1">th</text:span> of March 2015</text:p>
      <text:p text:style-name="P1">Xavier Loizeau</text:p>
      <text:p text:style-name="P1">7 rue des Rosiers,</text:p>
      <text:p text:style-name="P1">44880, Sautron</text:p>
      <text:p text:style-name="P1">FRANCE</text:p>
      <text:p text:style-name="P1">+33 6 58 66 51 81</text:p>
      <text:p text:style-name="P1"/>
      <text:p text:style-name="P1"/>
      <text:p text:style-name="P1"/>
      <text:p text:style-name="P1"/>
      <text:p text:style-name="P1"><text:tab/>Madam, Mister,</text:p>
      <text:p text:style-name="P1"/>
      <text:p text:style-name="P1"/>
      <text:p text:style-name="P1">Currently student at the ENSAI (National School of Statistic and Information Analysis) and Rennes1 university, I am honoured to apply to your PhD offer.</text:p>
      <text:p text:style-name="P1"/>
      <text:p text:style-name="P1">Working on various current scientific questions requiring mul<text:span text:style-name="T3">tidisciplinary team</text:span><text:span text:style-name="T4">s, </text:span><text:span text:style-name="T2">Groningen university perfectly fits my expectation as work environment. Indeed, I consider any opportunity to discover interactions between mathematic and other scientists work as a chance.</text:span></text:p>
      <text:p text:style-name="P1"/>
      <text:p text:style-name="P1">To me, biology is a very interesting application domain of mathematic as the complexity of nature always requires more advanced mathematical tools to be understood. I have now been interested in both applied and theoretical mathematical research for five years. That is the reason why I chose to follow a double master which allowed me to attend both theoretical and applied classes.</text:p>
      <text:p text:style-name="P1"/>
      <text:p text:style-name="P1">I am particularly interested in your subject which is at the same time an interesting mathematical problem and applied to a motivating theme. In fact I have worked on projects concerning biodiversity and impacts of exterior factors on it, for example studying the evolution of an ecosystem in remediation.</text:p>
      <text:p text:style-name="P1"/>
      <text:p text:style-name="P1">Moreover, I am particularly attracted by multidisciplinary problematics which requires communication between different scientific communities. This is why I am honoured to apply to your PhD offer. Indeed I feel like my formation and interests match the requirements for this... Moreover your institute gathers an important scientific community which, to me, is a good opportunity to broaden my mind to new problematics.</text:p>
      <text:p text:style-name="P1"/>
      <text:p text:style-name="P1">I would gladly supply you any further information you might need.</text:p>
      <text:p text:style-name="P1"/>
      <text:p text:style-name="P1"/>
      <text:p text:style-name="P1">Thank you for any attention and time you take in reviewing my application.</text:p>
      <text:p text:style-name="P1">Yours sincerely,</text:p>
      <text:p text:style-name="P1"/>
      <text:p text:style-name="P1"/>
      <text:p text:style-name="P1"/>
      <text:p text:style-name="P1"><text:tab/><text:tab/><text:tab/><text:tab/><text:tab/><text:tab/><text:tab/><text:tab/>Xavier Loiz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Loizeau</meta:initial-creator>
    <meta:creation-date>2015-03-24T10:52:02</meta:creation-date>
    <dc:date>2015-03-29T17:12:30</dc:date>
    <dc:creator>Xavier Loizeau</dc:creator>
    <meta:editing-duration>PT13H33M40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1" meta:paragraph-count="16" meta:word-count="282" meta:character-count="1818"/>
  </office:meta>
</office:document-meta>
</file>